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339.96mm" svg:height="191.22mm" svg:x="0mm" svg:y="81.48mm">
            <draw:object draw:notify-on-update-of-ranges="Hoja1.A2:Hoja1.A6 Hoja1.C1:Hoja1.C1 Hoja1.C2:Hoja1.C6 Hoja1.E1:Hoja1.E1 Hoja1.E2:Hoja1.E6 Hoja1.D1:Hoja1.D1 Hoja1.D2:Hoja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workers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Speedup</text:p>
          </table:table-cell>
          <table:table-cell table:style-name="Default" office:value-type="string" calcext:value-type="string">
            <text:p>Eficienc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.117906" calcext:value-type="float">
            <text:p>10,11790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mp 16</text:p>
          </table:table-cell>
          <table:table-cell office:value-type="float" office:value="16" calcext:value-type="float">
            <text:p>16</text:p>
          </table:table-cell>
          <table:table-cell office:value-type="float" office:value="370.395166" calcext:value-type="float">
            <text:p>370,395166</text:p>
          </table:table-cell>
          <table:table-cell table:formula="of:=[.$C$2]/[.C3]" office:value-type="float" office:value="0.0273165174083292" calcext:value-type="float">
            <text:p>0,027316517408329</text:p>
          </table:table-cell>
          <table:table-cell table:formula="of:=[.D3]*1/[.B3]" office:value-type="float" office:value="0.00170728233802058" calcext:value-type="float">
            <text:p>0,001707282338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mp 32</text:p>
          </table:table-cell>
          <table:table-cell office:value-type="float" office:value="32" calcext:value-type="float">
            <text:p>32</text:p>
          </table:table-cell>
          <table:table-cell office:value-type="float" office:value="247.057397" calcext:value-type="float">
            <text:p>247,057397</text:p>
          </table:table-cell>
          <table:table-cell table:formula="of:=[.$C$2]/[.C4]" office:value-type="float" office:value="0.0409536655160339" calcext:value-type="float">
            <text:p>0,040953665516034</text:p>
          </table:table-cell>
          <table:table-cell table:formula="of:=[.D4]*1/[.B4]" office:value-type="float" office:value="0.00127980204737606" calcext:value-type="float">
            <text:p>0,00127980204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mp 48</text:p>
          </table:table-cell>
          <table:table-cell table:formula="of:=3*[.B3]" office:value-type="float" office:value="48" calcext:value-type="float">
            <text:p>48</text:p>
          </table:table-cell>
          <table:table-cell office:value-type="float" office:value="401.776045" calcext:value-type="float">
            <text:p>401,776045</text:p>
          </table:table-cell>
          <table:table-cell table:formula="of:=[.$C$2]/[.C5]" office:value-type="float" office:value="0.0251829498694976" calcext:value-type="float">
            <text:p>0,025182949869498</text:p>
          </table:table-cell>
          <table:table-cell table:formula="of:=[.D5]*1/[.B5]" office:value-type="float" office:value="0.000524644788947866" calcext:value-type="float">
            <text:p>0,000524644788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mp 64</text:p>
          </table:table-cell>
          <table:table-cell table:formula="of:=4*[.B3]" office:value-type="float" office:value="64" calcext:value-type="float">
            <text:p>64</text:p>
          </table:table-cell>
          <table:table-cell office:value-type="float" office:value="397.640888" calcext:value-type="float">
            <text:p>397,640888</text:p>
          </table:table-cell>
          <table:table-cell table:formula="of:=[.$C$2]/[.C6]" office:value-type="float" office:value="0.0254448330273319" calcext:value-type="float">
            <text:p>0,025444833027332</text:p>
          </table:table-cell>
          <table:table-cell table:formula="of:=[.D6]*1/[.B6]" office:value-type="float" office:value="0.000397575516052061" calcext:value-type="float">
            <text:p>0,000397575516052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style-name="Default"/>
          <table:table-cell table:style-name="ce1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0:45:55.0449327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20:53.860942824</meta:creation-date>
    <dc:date>2018-12-10T11:48:09.754628200</dc:date>
    <meta:editing-duration>PT19M33S</meta:editing-duration>
    <meta:editing-cycles>4</meta:editing-cycles>
    <meta:generator>LibreOffice/5.4.7.2$Linux_X86_64 LibreOffice_project/4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997cm" svg:height="19.123cm" xlink:href=".." xlink:type="simple" chart:class="chart:line" chart:column-mapping="0 2 1" chart:style-name="ch1">
        <chart:legend chart:legend-position="end" svg:x="31.145cm" svg:y="8.764cm" style:legend-expansion="high" chart:style-name="ch2"/>
        <chart:plot-area chart:style-name="ch3" table:cell-range-address="Hoja1.A2:Hoja1.A6 Hoja1.C1:Hoja1.E6" chart:data-source-has-labels="both" svg:x="0.679cm" svg:y="0.382cm" svg:width="29.787cm" svg:height="18.359cm">
          <chartooo:coordinate-region svg:x="1.486cm" svg:y="0.581cm" svg:width="28.092cm" svg:height="17.513cm"/>
          <chart:axis chart:dimension="x" chart:name="primary-x" chart:style-name="ch4" chartooo:axis-type="auto">
            <chartooo:date-scale/>
            <chart:categories table:cell-range-address="Hoja1.A2:Hoja1.A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Hoja1.C2:Hoja1.C6" chart:label-cell-address="Hoja1.C1:Hoja1.C1" chart:class="chart:line">
            <chart:data-point chart:repeated="5"/>
          </chart:series>
          <chart:series chart:attached-axis="primary-y" chart:style-name="ch8" chart:values-cell-range-address="Hoja1.E2:Hoja1.E6" chart:label-cell-address="Hoja1.E1:Hoja1.E1" chart:class="chart:line">
            <chart:data-point chart:repeated="5"/>
          </chart:series>
          <chart:series chart:attached-axis="primary-y" chart:style-name="ch9" chart:values-cell-range-address="Hoja1.D2:Hoja1.D6" chart:label-cell-address="Hoja1.D1:Hoja1.D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</text:p>
                <draw:g>
                  <svg:desc>Hoja1.C1:Hoja1.C1</svg:desc>
                </draw:g>
              </table:table-cell>
              <table:table-cell office:value-type="string">
                <text:p>Eficiencia</text:p>
                <draw:g>
                  <svg:desc>Hoja1.E1:Hoja1.E1</svg:desc>
                </draw:g>
              </table:table-cell>
              <table:table-cell office:value-type="string">
                <text:p>Speedup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Hoja1.A2:Hoja1.A6</svg:desc>
                </draw:g>
              </table:table-cell>
              <table:table-cell office:value-type="float" office:value="10.117906">
                <text:p>10.117906</text:p>
                <draw:g>
                  <svg:desc>Hoja1.C2:Hoja1.C6</svg:desc>
                </draw:g>
              </table:table-cell>
              <table:table-cell office:value-type="float" office:value="1">
                <text:p>1</text:p>
                <draw:g>
                  <svg:desc>Hoja1.E2:Hoja1.E6</svg:desc>
                </draw:g>
              </table:table-cell>
              <table:table-cell office:value-type="float" office:value="1">
                <text:p>1</text:p>
                <draw:g>
                  <svg:desc>Hoja1.D2:Hoja1.D6</svg:desc>
                </draw:g>
              </table:table-cell>
            </table:table-row>
            <table:table-row>
              <table:table-cell office:value-type="string">
                <text:p>Openmp 16</text:p>
              </table:table-cell>
              <table:table-cell office:value-type="float" office:value="370.395166">
                <text:p>370.395166</text:p>
              </table:table-cell>
              <table:table-cell office:value-type="float" office:value="0.00170728233802058">
                <text:p>0.00170728233802058</text:p>
              </table:table-cell>
              <table:table-cell office:value-type="float" office:value="0.0273165174083292">
                <text:p>0.0273165174083292</text:p>
              </table:table-cell>
            </table:table-row>
            <table:table-row>
              <table:table-cell office:value-type="string">
                <text:p>Openmp 32</text:p>
              </table:table-cell>
              <table:table-cell office:value-type="float" office:value="247.057397">
                <text:p>247.057397</text:p>
              </table:table-cell>
              <table:table-cell office:value-type="float" office:value="0.00127980204737606">
                <text:p>0.00127980204737606</text:p>
              </table:table-cell>
              <table:table-cell office:value-type="float" office:value="0.0409536655160339">
                <text:p>0.0409536655160339</text:p>
              </table:table-cell>
            </table:table-row>
            <table:table-row>
              <table:table-cell office:value-type="string">
                <text:p>Openmp 48</text:p>
              </table:table-cell>
              <table:table-cell office:value-type="float" office:value="401.776045">
                <text:p>401.776045</text:p>
              </table:table-cell>
              <table:table-cell office:value-type="float" office:value="0.000524644788947866">
                <text:p>0.000524644788947866</text:p>
              </table:table-cell>
              <table:table-cell office:value-type="float" office:value="0.0251829498694976">
                <text:p>0.0251829498694976</text:p>
              </table:table-cell>
            </table:table-row>
            <table:table-row>
              <table:table-cell office:value-type="string">
                <text:p>Openmp 64</text:p>
              </table:table-cell>
              <table:table-cell office:value-type="float" office:value="397.640888">
                <text:p>397.640888</text:p>
              </table:table-cell>
              <table:table-cell office:value-type="float" office:value="0.000397575516052061">
                <text:p>0.000397575516052061</text:p>
              </table:table-cell>
              <table:table-cell office:value-type="float" office:value="0.0254448330273319">
                <text:p>0.0254448330273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